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79cm" fo:min-width="24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2.572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Einführung</text:p>
            <text:p text:style-name="P1">-Zweck</text:p>
            <text:p text:style-name="P1">-Ablauf</text:p>
            <text:p text:style-name="P1">-Beispiel</text:p>
            <text:p text:style-name="P1">Bekämpfung</text:p>
            <text:p text:style-name="P1">-</text:p>
            <text:p text:style-name="P1">Probleme &amp; Verbesserungvorschläg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inführung</text:p>
          </draw:text-box>
        </draw:frame>
        <draw:frame draw:style-name="gr2" draw:layer="layout" svg:width="25.775cm" svg:height="11.627cm" svg:x="1.016cm" svg:y="5.08cm">
          <draw:text-box>
            <text:p><text:s/>Zweck</text:p>
            <text:p/>
            <text:p><text:tab/>llegal erlangtes Vermögen wird in den legalen Wirtschaftskreislauf eingeschleußt</text:p>
            <text:p/>
            <text:p>Ablauf</text:p>
            <text:p/>
            <text:p><text:tab/>Placement</text:p>
            <text:p><text:tab/><text:tab/>Die "Platzierung" dient der Verschleierung der Herkunftsspuren des Geldes</text:p>
            <text:p><text:tab/>Layering</text:p>
            <text:p><text:tab/><text:tab/>Bei der "Verteilung" wird das Geld ins Ausland transferiert</text:p>
            <text:p><text:tab/>Integration</text:p>
            <text:p><text:tab/><text:tab/>Schlussendlich Rückführung der Mittel in die Legalwirtschaft</text:p>
            <text:p/>
            <text:p>Beispiel</text:p>
            <text:p/>
            <text:p><text:tab/>Macht der olle Pimme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ekämpfung</text:p>
          </draw:text-box>
        </draw:frame>
        <draw:frame draw:style-name="gr3" draw:layer="layout" svg:width="69.781cm" svg:height="42.25cm" svg:x="-15.425cm" svg:y="-10.751cm">
          <draw:text-box>
            <text:p>Idee der Geldwäschebekämpfung:</text:p>
            <text:p><text:tab/> <text:s text:c="3"/></text:p>
            <text:p><text:tab/> <text:s text:c="3"/>- Durchsichtigkeit von Transaktionsbeteiligten und des bewegten Finanzmittel.</text:p>
            <text:p/>
            <text:p>Gesetzlich verankerte Pflichten (sogennante Sorgfaltspflichten):</text:p>
            <text:p/>
            <text:p><text:tab/> <text:s text:c="3"/>- Identifizierung</text:p>
            <text:p><text:tab/> <text:s text:c="3"/>- Zweck und Art der Geschäftsbeziehung</text:p>
            <text:p><text:tab/> <text:s text:c="3"/>- Prüfen über wirtschaftliche Berechtigung</text:p>
            <text:p><text:tab/> <text:s text:c="3"/>- Kontinuierliche Überwachung Transaktionen</text:p>
            <text:p><text:tab/> <text:s text:c="7"/>+ Herkunft Vermögenswerte</text:p>
            <text:p><text:tab/> <text:s text:c="7"/>+ Gültigkeit wirtschaftlicher Berechtigung</text:p>
            <text:p><text:tab/> <text:s text:c="3"/>- Aufbewahrung von Unterlagen (Dokumentation und Untersuchungen) von mind. 5 Jahre</text:p>
            <text:p/>
            <text:p>Vorraussetzungen des unbedingten Nachkommens der Sorgfaltspflichten</text:p>
            <text:p><text:tab/> <text:s text:c="3"/></text:p>
            <text:p><text:tab/> <text:s text:c="3"/>Transaktion von &gt;= 15000€ </text:p>
            <text:p/>
            <text:p><text:tab/> <text:s text:c="3"/>Begründeter Verdacht </text:p>
            <text:p/>
            <text:p><text:tab/> <text:s text:c="7"/>Terrorismusfinanzierung</text:p>
            <text:p/>
            <text:p><text:tab/> <text:s text:c="7"/>Finanzquelle von Straftat</text:p>
            <text:p/>
            <text:p><text:tab/> <text:s text:c="3"/>Zweifel</text:p>
            <text:p/>
            <text:p><text:tab/> <text:s text:c="7"/>Identität</text:p>
            <text:p/>
            <text:p><text:tab/> <text:s text:c="7"/>Wirtschaftliche Berechtigung</text:p>
            <text:p/>
            <text:p><text:tab/> <text:s text:c="3"/>Geldtransfer &gt;= 1000€</text:p>
            <text:p/>
            <text:p><text:tab/> <text:s text:c="3"/>Speziell</text:p>
            <text:p/>
            <text:p><text:tab/> <text:s text:c="7"/>Anwälte, Notare und Kammerrechtsbeistände</text:p>
            <text:p/>
            <text:p><text:tab/> <text:s text:c="11"/>Handhabung und/oder Abwicklung von Finanzangelegenheit ausserhalb von Rechtsberatung/Prozessvertretung</text:p>
            <text:p><text:tab/> <text:s text:c="11"/>{Sind zur Anzeige verpflichtet, falls Verdacht aufkommt bei folgenden Dienstleistungen:</text:p>
            <text:p><text:tab/> <text:s text:c="11"/>a) <text:s/>Kauf und Verkauf von Immobilien oder Gewerbebetrieben,</text:p>
            <text:p><text:tab/> <text:s text:c="11"/>b) <text:s/>Verwaltung von Geld, Wertpapieren oder sonstigen Vermögenswerten,</text:p>
            <text:p><text:tab/> <text:s text:c="11"/>c) <text:s/>Eröffnung oder Verwaltung von Bank-, Spar- oder Wertpapierkonten,</text:p>
            <text:p><text:tab/> <text:s text:c="11"/>d) <text:s/>Beschaffung der zur Gründung, zum Betrieb oder zur Verwaltung von Gesellschaften erforderlichen Mittel,</text:p>
            <text:p><text:tab/> <text:s text:c="11"/>e) <text:s/>Gründung, Betrieb oder Verwaltung von Treuhandgesellschaften, Gesellschaften oder ähnlichen Strukturen,</text:p>
            <text:p><text:tab/> <text:s text:c="11"/>f) Durchführen von Finanz -oder Immobilientransaktionen für Mandanten.}</text:p>
            <text:p/>
            <text:p><text:tab/> <text:s text:c="7"/>Spielbanken</text:p>
            <text:p/>
            <text:p><text:tab/> <text:s text:c="11"/>Müssen ab ver/kauf von &gt;= 2000€ Spielmarken auf jeden Fall Identität festellen.</text:p>
            <text:p/>
            <text:p><text:tab/> <text:s text:c="7"/>Anbieter von Glücksspiel im Internet</text:p>
            <text:p/>
            <text:p><text:tab/> <text:s text:c="11"/>Sorgsames betreiben von Datenverarbeitungssystemen</text:p>
            <text:p><text:tab/> <text:s text:c="11"/>{}</text:p>
            <text:p/>
            <text:p><text:tab/>{Weiterhin gilt das Personen, welche Bargeld über Grenzen bewegen, alle Summen die 10000€ übersteigen, vorher an zu melden haben. Sonst handelt es sich um eine Ordnungswidrigkeit und kann zu einem Verdacht der Geldwäsche führen.}</text:p>
            <text:p><text:tab/>Zusatz</text:p>
            <text:p/>
            <text:p><text:tab/> <text:s text:c="3"/>Überführung von Bargeldsummen &gt;= 10000€ ohne Anmeldung beim Zoll </text:p>
            <text:p><text:tab/> <text:s text:c="7"/></text:p>
            <text:p><text:tab/> <text:s text:c="7"/>=&gt; Ordnungswiedrigkeit &amp; Verdacht auf Geldwäsch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5T13:01:45</meta:creation-date>
    <meta:editing-duration>PT19M15S</meta:editing-duration>
    <meta:editing-cycles>4</meta:editing-cycles>
    <dc:date>2013-10-25T13:20:45</dc:date>
    <meta:generator>OpenOffice.org/3.4.1$Linux OpenOffice.org_project/341m1$Build-9593</meta:generator>
    <meta:document-statistic meta:object-count="33"/>
  </office:meta>
</office:document-meta>
</file>